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11.691cm"/>
    </style:style>
    <style:style style:name="co3" style:family="table-column">
      <style:table-column-properties fo:break-before="auto" style:column-width="6.271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7.606cm"/>
    </style:style>
    <style:style style:name="co6" style:family="table-column">
      <style:table-column-properties fo:break-before="auto" style:column-width="11.827cm"/>
    </style:style>
    <style:style style:name="co7" style:family="table-column">
      <style:table-column-properties fo:break-before="auto" style:column-width="6.735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t-d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mnt/b955457f-512b-4f44-a0f7-8e5f2b78aba2/double-dip-main/tht-dip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a. 13. mars 2023 kl. 12.07 +0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0-da2b9df05c~171~ubuntu22.0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Sim.Device</text:p>
          </table:table-cell>
          <table:table-cell office:value-type="string" calcext:value-type="string">
            <text:p>Sim.Pin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 C4, C5, 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5.0mm_W2.5mm_P2.50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tht-dip-rescue:CP-Device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, C8, C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5.0mm_W2.5mm_P2.50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5241B-TR</text:p>
          </table:table-cell>
          <table:table-cell office:value-type="string" calcext:value-type="string">
            <text:p>Device:D_Zener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, D3, D4, 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1=K 2=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, J2, J3, J4, J5, J6, J7, J8, J9, J10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tht-dip-rescue:Conn_01x01_Female-Connector</text:p>
          </table:table-cell>
          <table:table-cell office:value-type="string" calcext:value-type="string">
            <text:p>MountingHole:MountingHole_2.2mm_M2_ISO7380_Pad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9, 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10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, 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2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2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 R2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6, R24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25</text:p>
          </table:table-cell>
          <table:table-cell office:value-type="string" calcext:value-type="string">
            <text:p>7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, R26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 R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JS0108AP4-S</text:p>
          </table:table-cell>
          <table:table-cell office:value-type="string" calcext:value-type="string">
            <text:p>Switch:SW_DIP_x08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2BCP </text:p>
          </table:table-cell>
          <table:table-cell office:value-type="string" calcext:value-type="string">
            <text:p>Amplifier_Operational:TL082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ti.com/lit/ds/symlink/tl081.pd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75" meta:object-count="0"/>
    <meta:generator>LibreOffice/7.3.7.2$Linux_X86_64 LibreOffice_project/30$Build-2</meta:generator>
  </office:meta>
</office:document-meta>
</file>